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c4e1df" style:parent-style-name="Standard">
      <style:text-properties fo:country="DE" fo:font-size="11.0pt" fo:language="de" style:font-name-asian="Cambria" style:font-size-asian="11.0pt"/>
    </style:style>
    <style:style style:family="table-cell" style:name="acd0ff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84d23" style:parent-style-name="Standard">
      <style:text-properties fo:country="DE" fo:font-size="11.0pt" fo:language="de" style:font-name-asian="Cambria" style:font-size-asian="11.0pt"/>
    </style:style>
    <style:style style:family="table-cell" style:name="af054c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cf488" style:parent-style-name="Standard">
      <style:text-properties fo:country="DE" fo:font-size="11.0pt" fo:language="de" style:font-name-asian="Cambria" style:font-size-asian="11.0pt"/>
    </style:style>
    <style:style style:family="table-cell" style:name="a7c582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07943" style:parent-style-name="Standard">
      <style:text-properties fo:country="DE" fo:font-size="11.0pt" fo:language="de" style:font-name-asian="Cambria" style:font-size-asian="11.0pt"/>
    </style:style>
    <style:style style:family="table-cell" style:name="a702ff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32a4a">
      <style:table-row-properties style:row-height="10.0mm"/>
    </style:style>
    <style:style style:family="paragraph" style:name="a48e78e" style:parent-style-name="Standard">
      <style:text-properties fo:country="DE" fo:font-size="11.0pt" fo:language="de" style:font-name-asian="Cambria" style:font-size-asian="11.0pt"/>
    </style:style>
    <style:style style:family="table-cell" style:name="ad3f27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de715" style:parent-style-name="Standard">
      <style:text-properties fo:country="DE" fo:font-size="11.0pt" fo:language="de" style:font-name-asian="Cambria" style:font-size-asian="11.0pt"/>
    </style:style>
    <style:style style:family="table-cell" style:name="a1382ca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cf3b7" style:parent-style-name="Standard">
      <style:text-properties fo:country="DE" fo:font-size="11.0pt" fo:language="de" style:font-name-asian="Cambria" style:font-size-asian="11.0pt"/>
    </style:style>
    <style:style style:family="table-cell" style:name="ab6cb56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a58c2a" style:parent-style-name="Standard">
      <style:text-properties fo:country="DE" fo:font-size="11.0pt" fo:language="de" style:font-name-asian="Cambria" style:font-size-asian="11.0pt"/>
    </style:style>
    <style:style style:family="table-cell" style:name="a6749cf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2f07fe">
      <style:table-row-properties style:row-height="10.0mm"/>
    </style:style>
    <style:style style:family="paragraph" style:name="a6556c7" style:parent-style-name="Standard">
      <style:text-properties fo:country="DE" fo:font-size="11.0pt" fo:language="de" style:font-name-asian="Cambria" style:font-size-asian="11.0pt"/>
    </style:style>
    <style:style style:family="table-cell" style:name="ac8cf79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aa752" style:parent-style-name="Standard">
      <style:text-properties fo:country="DE" fo:font-size="11.0pt" fo:language="de" style:font-name-asian="Cambria" style:font-size-asian="11.0pt"/>
    </style:style>
    <style:style style:family="table-cell" style:name="ad37d27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af254" style:parent-style-name="Standard">
      <style:text-properties fo:country="DE" fo:font-size="11.0pt" fo:language="de" style:font-name-asian="Cambria" style:font-size-asian="11.0pt"/>
    </style:style>
    <style:style style:family="table-cell" style:name="a6c014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34dd0" style:parent-style-name="Standard">
      <style:text-properties fo:country="DE" fo:font-size="11.0pt" fo:language="de" style:font-name-asian="Cambria" style:font-size-asian="11.0pt"/>
    </style:style>
    <style:style style:family="table-cell" style:name="a3232c2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e7a9fe">
      <style:table-row-properties style:row-height="20.0mm"/>
    </style:style>
    <style:style style:family="paragraph" style:name="a11d85d" style:parent-style-name="Standard">
      <style:text-properties fo:country="DE" fo:font-size="11.0pt" fo:language="de" style:font-name-asian="Cambria" style:font-size-asian="11.0pt"/>
    </style:style>
    <style:style style:family="table-cell" style:name="abe0cf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3604c" style:parent-style-name="Standard">
      <style:text-properties fo:country="DE" fo:font-size="11.0pt" fo:language="de" style:font-name-asian="Cambria" style:font-size-asian="11.0pt"/>
    </style:style>
    <style:style style:family="table-cell" style:name="a7a1b4e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7735a" style:parent-style-name="Standard">
      <style:text-properties fo:country="DE" fo:font-size="11.0pt" fo:language="de" style:font-name-asian="Cambria" style:font-size-asian="11.0pt"/>
    </style:style>
    <style:style style:family="table-cell" style:name="a9e4eae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9943b" style:parent-style-name="Standard">
      <style:text-properties fo:country="DE" fo:font-size="11.0pt" fo:language="de" style:font-name-asian="Cambria" style:font-size-asian="11.0pt"/>
    </style:style>
    <style:style style:family="table-cell" style:name="a443dad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614ade">
      <style:table-row-properties style:row-height="10.0mm"/>
    </style:style>
    <style:style style:family="table-column" style:name="a27c438">
      <style:table-column-properties style:rel-column-width="25*"/>
    </style:style>
    <style:style style:family="table" style:name="a6a36be">
      <style:table-properties fo:margin-left="0.0mm" style:width="16.249cm" table:align="left"/>
    </style:style>
    <style:style style:family="paragraph" style:name="a0af61d" style:parent-style-name="Überschrift2">
      <style:paragraph-properties/>
    </style:style>
    <style:style style:family="paragraph" style:name="aa10a7d" style:parent-style-name="Titel">
      <style:paragraph-properties fo:break-before="page"/>
    </style:style>
    <style:style style:family="table" style:name="a8f6ef7">
      <style:table-properties fo:margin-left="0.0mm" style:rel-width="100%" style:width="16.249cm" table:align="left"/>
    </style:style>
    <style:style style:family="table-column" style:name="a8b8494">
      <style:table-column-properties style:column-width="54.16mm"/>
    </style:style>
  </office:automatic-styles>
  <office:body>
    <office:text>
      <text:p text:style-name="aa10a7d">Tables</text:p>
      <text:p text:style-name="Untertitel">Examples</text:p>
      <text:h text:outline-level="2" text:style-name="a0af61d">Table with different background colors (hard coded)</text:h>
      <text:p text:style-name="Standard"/>
      <table:table table:style-name="a8f6ef7">
        <table:table-column table:number-columns-repeated="3" table:style-name="a8b8494"/>
        <table:table-row table:style-name="a614ade">
          <table:table-cell table:style-name="a9e4eae">
            <text:p text:style-name="a27735a">2</text:p>
          </table:table-cell>
          <table:table-cell table:style-name="a7a1b4e">
            <text:p text:style-name="ad3604c">3</text:p>
          </table:table-cell>
          <table:table-cell table:style-name="abe0cfb">
            <text:p text:style-name="a11d85d">4</text:p>
          </table:table-cell>
        </table:table-row>
        <table:table-row table:style-name="ae7a9fe">
          <table:table-cell table:style-name="a6c0148">
            <text:p text:style-name="a5af254">6</text:p>
          </table:table-cell>
          <table:table-cell table:style-name="ad37d27">
            <text:p text:style-name="a5aa752">7</text:p>
          </table:table-cell>
          <table:table-cell table:style-name="ac8cf79">
            <text:p text:style-name="a6556c7">8</text:p>
          </table:table-cell>
        </table:table-row>
        <table:table-row table:style-name="a2f07fe">
          <table:table-cell table:style-name="ab6cb56">
            <text:p text:style-name="a8cf3b7">10</text:p>
          </table:table-cell>
          <table:table-cell table:style-name="a1382ca">
            <text:p text:style-name="a1de715">11</text:p>
          </table:table-cell>
          <table:table-cell table:style-name="ad3f274">
            <text:p text:style-name="a48e78e">12</text:p>
          </table:table-cell>
        </table:table-row>
        <table:table-row table:style-name="ad32a4a">
          <table:table-cell table:style-name="a7c5825">
            <text:p text:style-name="afcf488">14</text:p>
          </table:table-cell>
          <table:table-cell table:style-name="af054c8">
            <text:p text:style-name="a484d23">15</text:p>
          </table:table-cell>
          <table:table-cell table:style-name="acd0ffd">
            <text:p text:style-name="ac4e1df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0</dc:date>
    <meta:editing-cycles>2</meta:editing-cycles>
    <meta:editing-duration>PT0.029S</meta:editing-duration>
  </office:meta>
</office:document-meta>
</file>